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567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4.311cm"/>
    </style:style>
    <style:style style:name="co4" style:family="table-column">
      <style:table-column-properties fo:break-before="auto" style:column-width="10.984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804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3.54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MPS-F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Populate</text:p>
          </table:table-cell>
          <table:table-cell office:value-type="string" calcext:value-type="string">
            <text:p><text:s/>Note</text:p>
          </table:table-cell>
          <table:table-cell office:value-type="string" calcext:value-type="string">
            <text:p><text:s/>Description</text:p>
          </table:table-cell>
        </table:table-row>
        <table:table-row table:style-name="ro1">
          <table:table-cell office:value-type="string" calcext:value-type="string">
            <text:p>C101 C203 C202 C201 C206 C205 C204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u 35V</text:p>
          </table:table-cell>
          <table:table-cell office:value-type="string" calcext:value-type="string">
            <text:p>Capacitors_SMD:CP_Elec_6.3x7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 50V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07 C3 C4 C2 C1 C601 C305 C504 C505 C503 C502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01 C303 C302 C30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OP</text:p>
          </table:table-cell>
          <table:table-cell office:value-type="string" calcext:value-type="string">
            <text:p>rmc:LED-0805_GRE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mc:LED-0805_GRE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10P10</text:p>
          </table:table-cell>
          <table:table-cell office:value-type="string" calcext:value-type="string">
            <text:p>rmc:TO277A_RMC</text:p>
          </table:table-cell>
          <table:table-cell table:number-columns-repeated="2"/>
          <table:table-cell office:value-type="string" calcext:value-type="string">
            <text:p>If = 10 A</text:p>
          </table:table-cell>
          <table:table-cell/>
        </table:table-row>
        <table:table-row table:style-name="ro1">
          <table:table-cell office:value-type="string" calcext:value-type="string">
            <text:p>D103 D404 D403 D401 D402 D903 D904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1F</text:p>
          </table:table-cell>
          <table:table-cell office:value-type="string" calcext:value-type="string">
            <text:p>rmc:DO-214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04 D203 D202 D201 D901 D902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D RED</text:p>
          </table:table-cell>
          <table:table-cell office:value-type="string" calcext:value-type="string">
            <text:p>rmc:LED-0805_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SMD:SOD-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 15A</text:p>
          </table:table-cell>
          <table:table-cell office:value-type="string" calcext:value-type="string">
            <text:p>rmc:Keystone_35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03 F10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SE 10A</text:p>
          </table:table-cell>
          <table:table-cell office:value-type="string" calcext:value-type="string">
            <text:p>rmc:Keystone_35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D2 FID3 FID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s:Fiducial_1mm_Dia_2.54mm_Outer_CopperTop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-TIE</text:p>
          </table:table-cell>
          <table:table-cell office:value-type="string" calcext:value-type="string">
            <text:p>rmc:TIE-1MM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pper jumper block</text:p>
          </table:table-cell>
        </table:table-row>
        <table:table-row table:style-name="ro1">
          <table:table-cell office:value-type="string" calcext:value-type="string">
            <text:p>J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P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OG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P1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EL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P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SEL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8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LLUPS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2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2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20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_OSHW</text:p>
          </table:table-cell>
          <table:table-cell office:value-type="string" calcext:value-type="string">
            <text:p>rmc:OSHW_logo_2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1</text:p>
          </table:table-cell>
          <table:table-cell office:value-type="string" calcext:value-type="string">
            <text:p>Pin_Headers:Pin_Header_Straight_1x06_Pitch2.5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_IN</text:p>
          </table:table-cell>
          <table:table-cell office:value-type="string" calcext:value-type="string">
            <text:p>w_conn_screw:mstba_2,5%2f2-g-5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-AUX</text:p>
          </table:table-cell>
          <table:table-cell office:value-type="string" calcext:value-type="string">
            <text:p>rmc:CONN_KK_2.54_2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_IN</text:p>
          </table:table-cell>
          <table:table-cell office:value-type="string" calcext:value-type="string">
            <text:p>w_conn_screw:mstba_2,5%2f4-g-5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-1</text:p>
          </table:table-cell>
          <table:table-cell office:value-type="string" calcext:value-type="string">
            <text:p>Pin_Headers:Pin_Header_Straight_1x04_Pitch2.5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0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mc:CONN_KK_2.54_4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0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mc:CONN_KK_2.54_4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0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rmc:CONN_KK_2.54_4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rmc:CONN_KK_2.54_4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-0</text:p>
          </table:table-cell>
          <table:table-cell office:value-type="string" calcext:value-type="string">
            <text:p>Pin_Headers:Pin_Header_Straight_1x04_Pitch2.5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rmc:CONN_KK_2.54_4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-4</text:p>
          </table:table-cell>
          <table:table-cell office:value-type="string" calcext:value-type="string">
            <text:p>Pin_Headers:Pin_Header_Straight_1x18_Pitch2.5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-2</text:p>
          </table:table-cell>
          <table:table-cell office:value-type="string" calcext:value-type="string">
            <text:p>rmc:PIN_ARRAY_5x2_RM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-3</text:p>
          </table:table-cell>
          <table:table-cell office:value-type="string" calcext:value-type="string">
            <text:p>rmc:PIN_ARRAY_6x2_RM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0</text:p>
          </table:table-cell>
          <table:table-cell office:value-type="string" calcext:value-type="string">
            <text:p>Pin_Headers:Pin_Header_Straight_1x06_Pitch2.5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mc:CONN_KK_2.54_4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1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rmc:RMC-pt_1,5-2-3,5-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1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_5V</text:p>
          </table:table-cell>
          <table:table-cell office:value-type="string" calcext:value-type="string">
            <text:p>rmc:CONN_KK_2.54_3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rmc:CONN_KK_2.54_4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MISTORS</text:p>
          </table:table-cell>
          <table:table-cell office:value-type="string" calcext:value-type="string">
            <text:p>Pin_Headers:Pin_Header_Straight_2x04_Pitch2.5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OP</text:p>
          </table:table-cell>
          <table:table-cell office:value-type="string" calcext:value-type="string">
            <text:p>rmc:CONN_KK_2.54_2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rmc:RMC-pt_1,5-2-3,5-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0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w_conn_screw:mors_2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0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rmc:RMC-pt_1,5-2-3,5-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6 P4 P5 P11 P10 P12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I Selector</text:p>
          </table:table-cell>
          <table:table-cell office:value-type="string" calcext:value-type="string">
            <text:p>Connector_PinHeader_2.54mm:PinHeader_2x04_P2.54mm_Verti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8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STOPS</text:p>
          </table:table-cell>
          <table:table-cell office:value-type="string" calcext:value-type="string">
            <text:p>Pin_Headers:Pin_Header_Straight_1x06_Pitch2.5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8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X+ -Y+ -Z+</text:p>
          </table:table-cell>
          <table:table-cell office:value-type="string" calcext:value-type="string">
            <text:p>Pin_Headers:Pin_Header_Straight_2x06_Pitch2.5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9 P8 P7 P15 P14 P13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llup Sel.</text:p>
          </table:table-cell>
          <table:table-cell office:value-type="string" calcext:value-type="string">
            <text:p>Connector_PinHeader_2.54mm:PinHeader_1x04_P2.54mm_Verti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9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rmc:CONN_KK_2.54_2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9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mc:CONN_KK_2.54_2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101 Q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MN2075</text:p>
          </table:table-cell>
          <table:table-cell office:value-type="string" calcext:value-type="string">
            <text:p>libcms:SOT23GDS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06 Q201 Q203 Q202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RLB8743PBF</text:p>
          </table:table-cell>
          <table:table-cell office:value-type="string" calcext:value-type="string">
            <text:p>rmc:TO-220AB_IRF2804_RM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901 Q90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MN2075U</text:p>
          </table:table-cell>
          <table:table-cell office:value-type="string" calcext:value-type="string">
            <text:p>libcms:SOT23G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01 R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4 R12 R1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 R1 R211 R212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01 R203 R202 R304 R210 R208 R207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22 R221 R220 R219 R905 R906 R501 R303 R302 R301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0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 R6 R7 R401 R402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701 R702 R704 R703 R902 R90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1 RP3 RP2 RP401 RP801 RP802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Cat16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ELD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_DUE_SHIELD</text:p>
          </table:table-cell>
          <table:table-cell office:value-type="string" calcext:value-type="string">
            <text:p>rmc:ARDUINO_MEGA_DUE_SHIELD_FOOTPRINT_RM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rmc:SW_6x6_SM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T125</text:p>
          </table:table-cell>
          <table:table-cell office:value-type="string" calcext:value-type="string">
            <text:p>Housings_SSOP:TSSOP-14_4.4x5mm_Pitch0.65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T244</text:p>
          </table:table-cell>
          <table:table-cell office:value-type="string" calcext:value-type="string">
            <text:p>Housings_SSOP:TSSOP-20_4.4x6.5mm_Pitch0.65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mc:POLOL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mc:POLOL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mc:POLOL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0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rmc:POLOL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0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rmc:POLOL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0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mc:POLOL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78E12-0.5</text:p>
          </table:table-cell>
          <table:table-cell office:value-type="string" calcext:value-type="string">
            <text:p>discret:LM78XXV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05CV-DG</text:p>
          </table:table-cell>
          <table:table-cell office:value-type="string" calcext:value-type="string">
            <text:p>discret:LM78XXV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6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C512</text:p>
          </table:table-cell>
          <table:table-cell office:value-type="string" calcext:value-type="string">
            <text:p>libcms:SO8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8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4050</text:p>
          </table:table-cell>
          <table:table-cell office:value-type="string" calcext:value-type="string">
            <text:p>Housings_SSOP:TSSOP-16_4.4x5mm_Pitch0.65mm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347" meta:object-count="0"/>
    <meta:generator>LibreOffice/6.4.1.2$Linux_X86_64 LibreOffice_project/40$Build-2</meta:generator>
  </office:meta>
</office:document-meta>
</file>